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3"/>
          <table:table-cell table:style-name="ce1" office:value-type="string">
            <text:p>Dades brutes ordenades per Nombre d'empreses</text:p>
          </table:table-cell>
          <table:table-cell table:style-name="ce1" table:number-columns-repeated="4"/>
          <table:table-cell table:style-name="ce1" office:value-type="string">
            <text:p>Dades brutes ordenades per Superfície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1">
          <table:table-cell table:style-name="ce2" office:value-type="string">
            <text:p>Municipi</text:p>
          </table:table-cell>
          <table:table-cell table:style-name="ce2" office:value-type="string">
            <text:p>Nombre empreses</text:p>
          </table:table-cell>
          <table:table-cell table:style-name="ce2" office:value-type="string">
            <text:p>Superfície (km2)</text:p>
          </table:table-cell>
          <table:table-cell table:style-name="ce3"/>
          <table:table-cell table:style-name="ce2" office:value-type="string">
            <text:p>Municipi</text:p>
          </table:table-cell>
          <table:table-cell table:style-name="ce2" office:value-type="string">
            <text:p>Nombre empreses</text:p>
          </table:table-cell>
          <table:table-cell table:style-name="ce2" office:value-type="string">
            <text:p>Superfície (km2)</text:p>
          </table:table-cell>
          <table:table-cell table:style-name="ce3" table:number-columns-repeated="2"/>
          <table:table-cell table:style-name="ce2" office:value-type="string">
            <text:p>Municipi</text:p>
          </table:table-cell>
          <table:table-cell table:style-name="ce2" office:value-type="string">
            <text:p>Nombre empreses</text:p>
          </table:table-cell>
          <table:table-cell table:style-name="ce2" office:value-type="string">
            <text:p>Superfície (km2)</text:p>
          </table:table-cell>
          <table:table-cell table:style-name="ce3" table:number-columns-repeated="1012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2"/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012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2"/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1012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2"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1012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/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2"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1012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2"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012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2"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012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/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2"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012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/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2"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012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2"/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012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2"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1012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/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2"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012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2"/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012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2"/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1012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2"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012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2"/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1012"/>
        </table:table-row>
        <table:table-row table:style-name="ro1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2"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012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/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2"/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012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/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2"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012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/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2"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012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/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2"/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1012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/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2"/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1012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2"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1012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2"/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1012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2"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012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2"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012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2"/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012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2"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012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2"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1012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2"/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1012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2"/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1012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2"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1012"/>
        </table:table-row>
        <table:table-row table:style-name="ro1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2"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1012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2"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1012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2"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1012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2"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1012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/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2"/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012"/>
        </table:table-row>
        <table:table-row table:style-name="ro1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2"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012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/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2"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012"/>
        </table:table-row>
        <table:table-row table:style-name="ro1"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/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2"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012"/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2"/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1012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2"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1012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2"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012"/>
        </table:table-row>
        <table:table-row table:style-name="ro1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/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2"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1012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2"/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012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2"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1012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2"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1012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2"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012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2"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1012"/>
        </table:table-row>
        <table:table-row table:style-name="ro1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/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2"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1012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2"/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1012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2"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1012"/>
        </table:table-row>
        <table:table-row table:style-name="ro1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/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2"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1012"/>
        </table:table-row>
        <table:table-row table:style-name="ro1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2"/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012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/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2"/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1012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2"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1012"/>
        </table:table-row>
        <table:table-row table:style-name="ro1"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/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2"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012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/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2"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1012"/>
        </table:table-row>
        <table:table-row table:style-name="ro1"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2"/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1012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2"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012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/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2"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1012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/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2"/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1012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/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2"/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012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2"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1012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2"/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1012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/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2"/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1012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/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2"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1012"/>
        </table:table-row>
        <table:table-row table:style-name="ro1"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/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2"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1012"/>
        </table:table-row>
      </table:table>
      <table:database-ranges>
        <table:database-range table:target-range-address="Hoja1.J3:Hoja1.L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Sí</number:text>
    </number:number-style>
    <number:number-style style:name="N121P1" style:volatile="true">
      <number:text>Sí</number:text>
    </number:number-style>
    <number:number-style style:name="N121">
      <number:text>N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Verdadero</number:text>
    </number:number-style>
    <number:number-style style:name="N122P1" style:volatile="true">
      <number:text>Verdadero</number:text>
    </number:number-style>
    <number:number-style style:name="N122">
      <number:text>Fals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Activado</number:text>
    </number:number-style>
    <number:number-style style:name="N123P1" style:volatile="true">
      <number:text>Activado</number:text>
    </number:number-style>
    <number:number-style style:name="N123">
      <number:text>Desactivado</number:text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2:21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23T12:21:11.69</dc:date>
    <meta:editing-duration>PT00H29M47S</meta:editing-duration>
    <meta:editing-cycles>2</meta:editing-cycles>
    <meta:generator>OpenOffice.org/3.0$Win32 OpenOffice.org_project/300m15$Build-9379</meta:generator>
    <meta:document-statistic meta:table-count="1" meta:cell-count="61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